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19047619047619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3809523809524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8.5714285714286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table:formula="of:=[.B5]" office:value-type="float" office:value="10.8" calcext:value-type="float">
            <text:p>10.8</text:p>
          </table:table-cell>
          <table:table-cell table:formula="of:=[.C5]+OrigSize/Weeks" office:value-type="float" office:value="24.7619047619048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table:formula="of:=[.B6]" office:value-type="float" office:value="10.8" calcext:value-type="float">
            <text:p>10.8</text:p>
          </table:table-cell>
          <table:table-cell table:formula="of:=[.C6]+OrigSize/Weeks" office:value-type="float" office:value="30.95238095238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table:formula="of:=[.B7]" office:value-type="float" office:value="10.8" calcext:value-type="float">
            <text:p>10.8</text:p>
          </table:table-cell>
          <table:table-cell table:formula="of:=[.C7]+OrigSize/Weeks" office:value-type="float" office:value="37.1428571428571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table:formula="of:=[.B8]" office:value-type="float" office:value="10.8" calcext:value-type="float">
            <text:p>10.8</text:p>
          </table:table-cell>
          <table:table-cell table:formula="of:=[.C8]+OrigSize/Weeks" office:value-type="float" office:value="43.333333333333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0.8" calcext:value-type="float">
            <text:p>10.8</text:p>
          </table:table-cell>
          <table:table-cell table:formula="of:=[.C9]+OrigSize/Weeks" office:value-type="float" office:value="49.5238095238095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table:formula="of:=[.B10]" office:value-type="float" office:value="10.8" calcext:value-type="float">
            <text:p>10.8</text:p>
          </table:table-cell>
          <table:table-cell table:formula="of:=[.C10]+OrigSize/Weeks" office:value-type="float" office:value="55.7142857142857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table:formula="of:=[.B11]" office:value-type="float" office:value="10.8" calcext:value-type="float">
            <text:p>10.8</text:p>
          </table:table-cell>
          <table:table-cell table:formula="of:=[.C11]+OrigSize/Weeks" office:value-type="float" office:value="61.9047619047619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table:formula="of:=[.B12]" office:value-type="float" office:value="10.8" calcext:value-type="float">
            <text:p>10.8</text:p>
          </table:table-cell>
          <table:table-cell table:formula="of:=[.C12]+OrigSize/Weeks" office:value-type="float" office:value="68.0952380952381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table:formula="of:=[.B13]" office:value-type="float" office:value="10.8" calcext:value-type="float">
            <text:p>10.8</text:p>
          </table:table-cell>
          <table:table-cell table:formula="of:=[.C13]+OrigSize/Weeks" office:value-type="float" office:value="74.2857142857143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table:formula="of:=[.B14]" office:value-type="float" office:value="10.8" calcext:value-type="float">
            <text:p>10.8</text:p>
          </table:table-cell>
          <table:table-cell table:formula="of:=[.C14]+OrigSize/Weeks" office:value-type="float" office:value="80.4761904761905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table:formula="of:=[.B15]" office:value-type="float" office:value="10.8" calcext:value-type="float">
            <text:p>10.8</text:p>
          </table:table-cell>
          <table:table-cell table:formula="of:=[.C15]+OrigSize/Weeks" office:value-type="float" office:value="86.666666666666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table:formula="of:=[.B16]" office:value-type="float" office:value="10.8" calcext:value-type="float">
            <text:p>10.8</text:p>
          </table:table-cell>
          <table:table-cell table:formula="of:=[.C16]+OrigSize/Weeks" office:value-type="float" office:value="92.8571428571429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table:formula="of:=[.B17]" office:value-type="float" office:value="10.8" calcext:value-type="float">
            <text:p>10.8</text:p>
          </table:table-cell>
          <table:table-cell table:formula="of:=[.C17]+OrigSize/Weeks" office:value-type="float" office:value="99.0476190476191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table:formula="of:=[.B18]" office:value-type="float" office:value="10.8" calcext:value-type="float">
            <text:p>10.8</text:p>
          </table:table-cell>
          <table:table-cell table:formula="of:=[.C18]+OrigSize/Weeks" office:value-type="float" office:value="105.23809523809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10.8" calcext:value-type="float">
            <text:p>10.8</text:p>
          </table:table-cell>
          <table:table-cell table:formula="of:=[.C19]+OrigSize/Weeks" office:value-type="float" office:value="111.42857142857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10.8" calcext:value-type="float">
            <text:p>10.8</text:p>
          </table:table-cell>
          <table:table-cell table:formula="of:=[.C20]+OrigSize/Weeks" office:value-type="float" office:value="117.61904761904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10.8" calcext:value-type="float">
            <text:p>10.8</text:p>
          </table:table-cell>
          <table:table-cell table:formula="of:=[.C21]+OrigSize/Weeks" office:value-type="float" office:value="123.8095238095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10.8" calcext:value-type="float">
            <text:p>10.8</text:p>
          </table:table-cell>
          <table:table-cell table:formula="of:=[.C22]+OrigSize/Weeks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10.8" calcext:value-type="float">
            <text:p>10.8</text:p>
          </table:table-cell>
          <table:table-cell table:formula="of:=[.C23]+OrigSize/Weeks" office:value-type="float" office:value="136.19047619047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10.8" calcext:value-type="float">
            <text:p>10.8</text:p>
          </table:table-cell>
          <table:table-cell table:formula="of:=[.C24]+OrigSize/Weeks" office:value-type="float" office:value="142.38095238095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10.8" calcext:value-type="float">
            <text:p>10.8</text:p>
          </table:table-cell>
          <table:table-cell table:formula="of:=[.C25]+OrigSize/Weeks" office:value-type="float" office:value="148.571428571429" calcext:value-type="float">
            <text:p>149</text:p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1:12:22.0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4-11-25T11:16:29.767000000</dc:date>
    <meta:editing-duration>PT31M17S</meta:editing-duration>
    <meta:editing-cycles>18</meta:editing-cycles>
    <meta:generator>LibreOffice/24.8.3.1$Windows_X86_64 LibreOffice_project/65412f067af443213e726c93f137ccc85c9a1e06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15cm" svg:y="5.336cm" style:legend-expansion="high" chart:style-name="ch2"/>
        <chart:plot-area chart:style-name="ch3" table:cell-range-address="Sheet1.A2:Sheet1.C26 Sheet1.B1:Sheet1.C1" chart:data-source-has-labels="both" svg:x="0.473cm" svg:y="0.235cm" svg:width="20.169cm" svg:height="11.298cm">
          <chart:coordinate-region svg:x="1.346cm" svg:y="0.434cm" svg:width="19.296cm" svg:height="9.839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19047619047619">
                <text:p>6.19047619047619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3809523809524">
                <text:p>12.3809523809524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0.8">
                <text:p>10.8</text:p>
              </table:table-cell>
              <table:table-cell office:value-type="float" office:value="24.7619047619048">
                <text:p>24.7619047619048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0.8">
                <text:p>10.8</text:p>
              </table:table-cell>
              <table:table-cell office:value-type="float" office:value="30.952380952381">
                <text:p>30.952380952381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0.8">
                <text:p>10.8</text:p>
              </table:table-cell>
              <table:table-cell office:value-type="float" office:value="37.1428571428571">
                <text:p>37.1428571428571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0.8">
                <text:p>10.8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0.8">
                <text:p>10.8</text:p>
              </table:table-cell>
              <table:table-cell office:value-type="float" office:value="49.5238095238095">
                <text:p>49.5238095238095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0.8">
                <text:p>10.8</text:p>
              </table:table-cell>
              <table:table-cell office:value-type="float" office:value="55.7142857142857">
                <text:p>55.7142857142857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0.8">
                <text:p>10.8</text:p>
              </table:table-cell>
              <table:table-cell office:value-type="float" office:value="61.9047619047619">
                <text:p>61.9047619047619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0.8">
                <text:p>10.8</text:p>
              </table:table-cell>
              <table:table-cell office:value-type="float" office:value="68.0952380952381">
                <text:p>68.0952380952381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0.8">
                <text:p>10.8</text:p>
              </table:table-cell>
              <table:table-cell office:value-type="float" office:value="74.2857142857143">
                <text:p>74.2857142857143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0.8">
                <text:p>10.8</text:p>
              </table:table-cell>
              <table:table-cell office:value-type="float" office:value="80.4761904761905">
                <text:p>80.4761904761905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0.8">
                <text:p>10.8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0.8">
                <text:p>10.8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0.8">
                <text:p>10.8</text:p>
              </table:table-cell>
              <table:table-cell office:value-type="float" office:value="99.0476190476191">
                <text:p>99.0476190476191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0.8">
                <text:p>10.8</text:p>
              </table:table-cell>
              <table:table-cell office:value-type="float" office:value="105.238095238095">
                <text:p>105.238095238095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0.8">
                <text:p>10.8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0.8">
                <text:p>10.8</text:p>
              </table:table-cell>
              <table:table-cell office:value-type="float" office:value="117.619047619048">
                <text:p>117.619047619048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0.8">
                <text:p>10.8</text:p>
              </table:table-cell>
              <table:table-cell office:value-type="float" office:value="123.809523809524">
                <text:p>123.809523809524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0.8">
                <text:p>10.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0.8">
                <text:p>10.8</text:p>
              </table:table-cell>
              <table:table-cell office:value-type="float" office:value="136.190476190476">
                <text:p>136.19047619047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0.8">
                <text:p>10.8</text:p>
              </table:table-cell>
              <table:table-cell office:value-type="float" office:value="142.380952380952">
                <text:p>142.380952380952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0.8">
                <text:p>10.8</text:p>
              </table:table-cell>
              <table:table-cell office:value-type="float" office:value="148.571428571429">
                <text:p>148.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1$Windows_X86_64 LibreOffice_project/65412f067af443213e726c93f137ccc85c9a1e0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